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2CC"/>
    </style:style>
    <style:style style:name="ce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#00B05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fo:background-color="#00B0F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li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NOTA FINAL</text:p>
          </table:table-cell>
          <table:table-cell table:style-name="ce3"/>
          <table:table-cell table:number-columns-repeated="3" table:style-name="ce1"/>
          <table:table-cell office:value-type="float" office:value="19012021" table:style-name="ce4">
            <text:p>19012021</text:p>
          </table:table-cell>
          <table:table-cell office:value-type="string" table:style-name="ce1">
            <text:p>Predic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Avaliação</text:p>
          </table:table-cell>
          <table:table-cell office:value-type="string" table:style-name="ce5">
            <text:p>Total</text:p>
          </table:table-cell>
          <table:table-cell table:style-name="ce5"/>
          <table:table-cell office:value-type="string" table:style-name="ce5">
            <text:p>%</text:p>
          </table:table-cell>
          <table:table-cell table:style-name="ce1"/>
          <table:table-cell office:value-type="string" table:style-name="ce5">
            <text:p>%</text:p>
          </table:table-cell>
          <table:table-cell office:value-type="string" table:style-name="ce5">
            <text:p>NOT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abalho 1</text:p>
          </table:table-cell>
          <table:table-cell office:value-type="float" office:value="15.5" table:style-name="ce6">
            <text:p>15.5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77500000000000002" table:formula="of:=([.$B$5]/[.$C$5])" table:style-name="ce8">
            <text:p>0.7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Trabalho 2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2" table:formula="of:=([.$B$6]/[.$C$6])" table:style-name="ce8">
            <text:p>0.2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float" office:value="9" table:style-name="ce6">
            <text:p>9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45" table:formula="of:=([.$B$7]/[.$C$7])" table:style-name="ce8">
            <text:p>0.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Trabalho 3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2" table:formula="of:=([.$B$8]/[.$C$8])" table:style-name="ce8">
            <text:p>0.2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float" office:value="14" table:style-name="ce9">
            <text:p>14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7" table:formula="of:=([.$B$9]/[.$C$9])" table:style-name="ce8">
            <text:p>0.7</text:p>
          </table:table-cell>
          <table:table-cell table:style-name="ce1"/>
          <table:table-cell office:value-type="float" office:value="0.27124999999999999" table:formula="of:=(SUM([.E5:.E9])/3)*0.35" table:style-name="ce10">
            <text:p>0.2712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table:style-name="ce1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inimo</text:p>
          </table:table-cell>
          <table:table-cell table:number-columns-repeated="2" table:style-name="ce1"/>
          <table:table-cell table:style-name="ce12"/>
          <table:table-cell table:number-columns-repeated="16379" table:style-name="ce1"/>
        </table:table-row>
        <table:table-row table:style-name="ro1">
          <table:table-cell office:value-type="string" table:style-name="ce6">
            <text:p>EXAM</text:p>
          </table:table-cell>
          <table:table-cell office:value-type="float" office:value="8" table:style-name="ce13">
            <text:p>8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4" table:formula="of:=([.$B$12]/[.$C$12])" table:style-name="ce8">
            <text:p>0.4</text:p>
          </table:table-cell>
          <table:table-cell table:style-name="ce1"/>
          <table:table-cell office:value-type="float" office:value="0.26" table:formula="of:=([.$E$12])*0.65" table:style-name="ce10">
            <text:p>0.2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.53125" table:formula="of:=([.G9]+[.G12])" table:style-name="ce10">
            <text:p>0.53125</text:p>
          </table:table-cell>
          <table:table-cell office:value-type="float" office:value="10.625" table:formula="of:=[.G14]*20" table:style-name="ce10">
            <text:p>10.6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er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am</text:p>
          </table:table-cell>
          <table:table-cell office:value-type="float" office:value="14" table:style-name="ce14">
            <text:p>14</text:p>
          </table:table-cell>
          <table:table-cell table:number-columns-repeated="4" table:style-name="ce1"/>
          <table:table-cell office:value-type="float" office:value="0.72624999999999995" table:formula="of:=[.$G$9]+(([.$B$16]/[.$C$12])*0.65)" table:style-name="ce10">
            <text:p>0.72625</text:p>
          </table:table-cell>
          <table:table-cell office:value-type="float" office:value="14.524999999999999" table:formula="of:=[.G16]*20" table:style-name="ce10">
            <text:p>14.525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4">
            <text:p>To Be Confirmed</text:p>
          </table:table-cell>
          <table:table-cell table:style-name="ce1"/>
          <table:table-cell office:value-type="string" table:style-name="ce1">
            <text:p>It is hard to climb up, but when at the top it is hard to fall down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Fixed Val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Minim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Calculation</text:p>
          </table:table-cell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21-01-19T01:26:00Z</meta:creation-date>
    <dc:date>2021-01-26T11:54:03Z</dc:date>
  </office:meta>
</office:document-meta>
</file>